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62a" officeooo:paragraph-rsid="0011662a"/>
    </style:style>
    <style:style style:name="P2" style:family="paragraph" style:parent-style-name="Standard">
      <style:text-properties officeooo:rsid="0011662a" officeooo:paragraph-rsid="0014f652"/>
    </style:style>
    <style:style style:name="P3" style:family="paragraph" style:parent-style-name="Standard">
      <style:text-properties officeooo:paragraph-rsid="0014f652"/>
    </style:style>
    <style:style style:name="P4" style:family="paragraph" style:parent-style-name="Standard">
      <style:text-properties officeooo:rsid="0014f652" officeooo:paragraph-rsid="0014f652"/>
    </style:style>
    <style:style style:name="P5" style:family="paragraph" style:parent-style-name="Standard">
      <style:text-properties officeooo:rsid="001a3752" officeooo:paragraph-rsid="001a3752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1662a" officeooo:paragraph-rsid="001a3752"/>
    </style:style>
    <style:style style:name="P7" style:family="paragraph" style:parent-style-name="Standard">
      <style:text-properties officeooo:rsid="001f1c18" officeooo:paragraph-rsid="001f1c18"/>
    </style:style>
    <style:style style:name="P8" style:family="paragraph" style:parent-style-name="Standard" style:list-style-name="L1">
      <style:text-properties officeooo:rsid="0011662a" officeooo:paragraph-rsid="0011662a"/>
    </style:style>
    <style:style style:name="P9" style:family="paragraph" style:parent-style-name="Standard" style:list-style-name="L1">
      <style:text-properties officeooo:rsid="0012d278" officeooo:paragraph-rsid="0012d278"/>
    </style:style>
    <style:style style:name="P10" style:family="paragraph" style:parent-style-name="Standard" style:list-style-name="L1">
      <style:text-properties officeooo:rsid="0012d278" officeooo:paragraph-rsid="0014f652"/>
    </style:style>
    <style:style style:name="P11" style:family="paragraph" style:parent-style-name="Standard">
      <style:text-properties officeooo:rsid="0012d278" officeooo:paragraph-rsid="001a3752"/>
    </style:style>
    <style:style style:name="P12" style:family="paragraph" style:parent-style-name="Standard" style:list-style-name="L2">
      <style:text-properties officeooo:rsid="0012d278" officeooo:paragraph-rsid="001a3752"/>
    </style:style>
    <style:style style:name="P13" style:family="paragraph" style:parent-style-name="Standard" style:list-style-name="L1">
      <style:text-properties officeooo:rsid="001a3752" officeooo:paragraph-rsid="001a3752"/>
    </style:style>
    <style:style style:name="P14" style:family="paragraph" style:parent-style-name="Standard" style:list-style-name="L2">
      <style:text-properties officeooo:rsid="001a3752" officeooo:paragraph-rsid="001a3752"/>
    </style:style>
    <style:style style:name="P15" style:family="paragraph" style:parent-style-name="Standard" style:list-style-name="L3">
      <style:text-properties officeooo:rsid="001a3752" officeooo:paragraph-rsid="001a3752"/>
    </style:style>
    <style:style style:name="P16" style:family="paragraph" style:parent-style-name="Standard" style:list-style-name="L3">
      <style:text-properties officeooo:rsid="001d6eba" officeooo:paragraph-rsid="001d6eba"/>
    </style:style>
    <style:style style:name="P17" style:family="paragraph" style:parent-style-name="Standard" style:list-style-name="L3">
      <style:text-properties officeooo:rsid="001de770" officeooo:paragraph-rsid="001de770"/>
    </style:style>
    <style:style style:name="P18" style:family="paragraph" style:parent-style-name="Standard" style:list-style-name="L4">
      <style:text-properties officeooo:rsid="001f1c18" officeooo:paragraph-rsid="001f1c18"/>
    </style:style>
    <style:style style:name="P19" style:family="paragraph" style:parent-style-name="Standard">
      <style:text-properties officeooo:rsid="001f1c18" officeooo:paragraph-rsid="001f1c18"/>
    </style:style>
    <style:style style:name="P20" style:family="paragraph" style:parent-style-name="Standard" style:list-style-name="L4">
      <style:text-properties officeooo:rsid="001f9f44" officeooo:paragraph-rsid="001f9f44"/>
    </style:style>
    <style:style style:name="P21" style:family="paragraph" style:parent-style-name="Standard" style:list-style-name="L4">
      <style:text-properties officeooo:rsid="0020a424" officeooo:paragraph-rsid="0020a424"/>
    </style:style>
    <style:style style:name="P22" style:family="paragraph" style:parent-style-name="Standard">
      <style:text-properties officeooo:rsid="0023dfd6" officeooo:paragraph-rsid="0023dfd6"/>
    </style:style>
    <style:style style:name="P23" style:family="paragraph" style:parent-style-name="Standard" style:list-style-name="L5">
      <style:text-properties officeooo:rsid="00252aeb" officeooo:paragraph-rsid="00252aeb"/>
    </style:style>
    <style:style style:name="P24" style:family="paragraph" style:parent-style-name="Standard" style:list-style-name="L5">
      <style:text-properties officeooo:rsid="00252aeb" officeooo:paragraph-rsid="00269fe9"/>
    </style:style>
    <style:style style:name="P25" style:family="paragraph" style:parent-style-name="Standard">
      <style:text-properties officeooo:rsid="00252aeb" officeooo:paragraph-rsid="00269fe9"/>
    </style:style>
    <style:style style:name="P26" style:family="paragraph" style:parent-style-name="Standard">
      <style:text-properties officeooo:rsid="0028ce8e" officeooo:paragraph-rsid="0028ce8e"/>
    </style:style>
    <style:style style:name="P27" style:family="paragraph" style:parent-style-name="Standard" style:list-style-name="L4">
      <style:text-properties officeooo:rsid="0028ce8e" officeooo:paragraph-rsid="0028ce8e"/>
    </style:style>
    <style:style style:name="P28" style:family="paragraph" style:parent-style-name="Standard" style:list-style-name="L5">
      <style:text-properties officeooo:rsid="0028ce8e" officeooo:paragraph-rsid="0028ce8e"/>
    </style:style>
    <style:style style:name="P29" style:family="paragraph" style:parent-style-name="Standard">
      <style:text-properties officeooo:rsid="0028ce8e" officeooo:paragraph-rsid="002a1b36"/>
    </style:style>
    <style:style style:name="P30" style:family="paragraph" style:parent-style-name="Standard">
      <style:text-properties officeooo:rsid="0028ce8e" officeooo:paragraph-rsid="002a30d4"/>
    </style:style>
    <style:style style:name="P31" style:family="paragraph" style:parent-style-name="Standard">
      <style:text-properties officeooo:rsid="002a1b36" officeooo:paragraph-rsid="002a1b36"/>
    </style:style>
    <style:style style:name="P32" style:family="paragraph" style:parent-style-name="Standard" style:list-style-name="L6">
      <style:text-properties officeooo:rsid="002a1b36" officeooo:paragraph-rsid="002a1b36"/>
    </style:style>
    <style:style style:name="P33" style:family="paragraph" style:parent-style-name="Standard">
      <style:text-properties officeooo:rsid="002a1b36" officeooo:paragraph-rsid="002a30d4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1b36" officeooo:paragraph-rsid="002a1b36" style:text-blinking="false" fo:background-color="transparent"/>
    </style:style>
    <style:style style:name="P35" style:family="paragraph" style:parent-style-name="Standard">
      <style:text-properties officeooo:paragraph-rsid="002a30d4"/>
    </style:style>
    <style:style style:name="P36" style:family="paragraph" style:parent-style-name="Standard" style:list-style-name="L6">
      <style:text-properties officeooo:rsid="002a30d4" officeooo:paragraph-rsid="002a30d4"/>
    </style:style>
    <style:style style:name="P37" style:family="paragraph" style:parent-style-name="Standard" style:list-style-name="L6">
      <style:text-properties officeooo:rsid="002ab424" officeooo:paragraph-rsid="002ab424"/>
    </style:style>
    <style:style style:name="P38" style:family="paragraph" style:parent-style-name="Standard" style:list-style-name="L6">
      <style:text-properties officeooo:rsid="002ad269" officeooo:paragraph-rsid="002ad269"/>
    </style:style>
    <style:style style:name="P39" style:family="paragraph" style:parent-style-name="Standard">
      <style:text-properties officeooo:rsid="002ad269" officeooo:paragraph-rsid="002ad269"/>
    </style:style>
    <style:style style:name="P40" style:family="paragraph" style:parent-style-name="Standard" style:list-style-name="L6">
      <style:text-properties officeooo:rsid="002c8f2e" officeooo:paragraph-rsid="002c8f2e"/>
    </style:style>
    <style:style style:name="P41" style:family="paragraph" style:parent-style-name="Standard">
      <style:text-properties officeooo:rsid="002c8f2e" officeooo:paragraph-rsid="002c8f2e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8f2e" officeooo:paragraph-rsid="002c8f2e" style:text-blinking="false" fo:background-color="transparent"/>
    </style:style>
    <style:style style:name="P44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2d278"/>
    </style:style>
    <style:style style:name="T2" style:family="text">
      <style:text-properties officeooo:rsid="001d6eba"/>
    </style:style>
    <style:style style:name="T3" style:family="text">
      <style:text-properties officeooo:rsid="001f9f44"/>
    </style:style>
    <style:style style:name="T4" style:family="text">
      <style:text-properties officeooo:rsid="00269fe9"/>
    </style:style>
    <style:style style:name="T5" style:family="text">
      <style:text-properties officeooo:rsid="002a1b36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30d4" style:text-blinking="false" fo:background-color="transparent" loext:char-shading-value="0"/>
    </style:style>
    <style:style style:name="T8" style:family="text">
      <style:text-properties officeooo:rsid="002a30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repository contains the code used for my project in Natural Langugae Processing in Sanskrit.</text:p>
      <text:p text:style-name="P1"/>
      <text:p text:style-name="P1">Aim: We are trying to create vector representaion for sanskrit words using concept of Graphs. And further use the vectors for various regression/classification/clustering problems. </text:p>
      <text:p text:style-name="P1"/>
      <text:p text:style-name="P1"><text:span text:style-name="T1">Language </text:span>: Python and Sqlite</text:p>
      <text:p text:style-name="P1"/>
      <text:p text:style-name="P1">https://zenodo.org/record/803508</text:p>
      <text:p text:style-name="P1">The above link contains the files which we will use</text:p>
      <text:p text:style-name="P1">Dow<text:span text:style-name="T1">n</text:span>load:</text:p>
      <text:list xml:id="list6245196476280131725" text:style-name="L1">
        <text:list-item>
          <text:p text:style-name="P8">DCS_pick.zip : Contains 442383 files, but there are around 2000 missing files</text:p>
        </text:list-item>
        <text:list-item>
          <text:p text:style-name="P9">pickleReader.py: Contanins code to read pickles</text:p>
        </text:list-item>
        <text:list-item>
          <text:p text:style-name="P10">DCS_999.p : it is an example pickle file, can be extracted using pickleReader.py</text:p>
        </text:list-item>
        <text:list-item>
          <text:p text:style-name="P13">DCS: Digital Corpus of Sanskrit</text:p>
        </text:list-item>
      </text:list>
      <text:p text:style-name="P3"/>
      <text:p text:style-name="P11">First objective is to extract all of the Lemma, CNG from each scentence.</text:p>
      <text:list xml:id="list2640567529368320688" text:style-name="L2">
        <text:list-item>
          <text:p text:style-name="P12">The file ThreadExtraction.ipynb contains code for doing this. </text:p>
        </text:list-item>
        <text:list-item>
          <text:p text:style-name="P12">We strore all of these values in a single dataframe called Extracted.db in a table called MyTable. </text:p>
        </text:list-item>
        <text:list-item>
          <text:p text:style-name="P12">MyTable contains 32,43,895 entries and 5 columns.</text:p>
        </text:list-item>
        <text:list-item>
          <text:p text:style-name="P14">Columns Filename, CNG and Lemma are self-explanatory.</text:p>
        </text:list-item>
        <text:list-item>
          <text:p text:style-name="P14">Index1 corresponds to the position of word in the scentence. </text:p>
        </text:list-item>
        <text:list-item>
          <text:p text:style-name="P14">Index 2 corresponds to the position of a Lemma/CNG in a word.</text:p>
        </text:list-item>
      </text:list>
      <text:p text:style-name="P2"/>
      <text:p text:style-name="P4">A word in sanskrit can contain 1 or more Lemma/Root word. A CNG is a morphological class which in our case is Verb or Noun. Verb are represnted by negative CNG values.</text:p>
      <text:p text:style-name="P4"/>
      <text:p text:style-name="P5">In order to extract maximum information from any word we try to represnt it in the form of a Graph. </text:p>
      <text:list xml:id="list1081953705163651883" text:style-name="L3">
        <text:list-item>
          <text:p text:style-name="P15">We consider 3 nodes in our graph: Lemma, CNG and word(Lemma+CNG). </text:p>
        </text:list-item>
        <text:list-item>
          <text:p text:style-name="P15">Note: this word is diffrent the the word in a scentence. </text:p>
        </text:list-item>
        <text:list-item>
          <text:p text:style-name="P15">There are 9 difrrent possible edges, as we have 3 nodes. </text:p>
        </text:list-item>
        <text:list-item>
          <text:p text:style-name="P15">Edges have weights</text:p>
        </text:list-item>
        <text:list-item>
          <text:p text:style-name="P15">Weights are defined as : The count of co-occurance of an edge with another edge in the same file. <text:span text:style-name="T2">But they should not be in the same row as that information is alrady captured in word.</text:span></text:p>
        </text:list-item>
        <text:list-item>
          <text:p text:style-name="P16">Example : Lets take an exammple of a lemma co-occuring with a cng , so in a sentence if a lemma and cng exist and index1 and index 2 of lemma and CNG are difrrent they are said to co-occur in that sentence. similarly rest of the co-ocurances can be defined.</text:p>
        </text:list-item>
        <text:list-item>
          <text:p text:style-name="P15">The file GraphCreate.sql is used for this.</text:p>
        </text:list-item>
        <text:list-item>
          <text:p text:style-name="P17">In order to cross-check the results obtained by using sql, we used the bruteforce method to create the graph in python, and then comapred the results. </text:p>
        </text:list-item>
        <text:list-item>
          <text:p text:style-name="P17">Code for bruteforce method is in GraphCheck.ipynb</text:p>
        </text:list-item>
      </text:list>
      <text:p text:style-name="P6"/>
      <text:p text:style-name="P1"/>
      <text:p text:style-name="P7">A CNG corresponds to either a noun or a verb. A CNG Group is a group which contains CNG’s of simliar nature. A dictonary of all CNG Groups can be found in noungroups.json and verbgroups.json (note: in verbgroups the CNG’s are actually negative, but thay are stored as positive integers, so we have to make the change wile using it) </text:p>
      <text:p text:style-name="P7"/>
      <text:p text:style-name="P7">We want to include information of CNG_Groups in the graph as well so we add an additonal node CNG_group. And respectivly 7 additional edges.</text:p>
      <text:list xml:id="list2017847937138167025" text:style-name="L4">
        <text:list-item>
          <text:p text:style-name="P18"><text:soft-page-break/>First we extract information from the json files and store it in the database.</text:p>
        </text:list-item>
        <text:list-item>
          <text:p text:style-name="P18">The file <text:span text:style-name="T3">CNGGroups.ipynb contains code for the above</text:span></text:p>
        </text:list-item>
        <text:list-item>
          <text:p text:style-name="P20">The next step is to modify our graph and include CNG_Group as a Node, <text:s/>and define 7 new edges.</text:p>
        </text:list-item>
        <text:list-item>
          <text:p text:style-name="P21">Weights of the edges of CNG_Groups with an Entity are defined as the sum of weights of all the edges with CNG’s of that CNG_group with the Entity. </text:p>
        </text:list-item>
        <text:list-item>
          <text:p text:style-name="P21">Example: lemma1-&gt;CNG1 has weight 6 and lemma1-&gt;CNG4 has weight 2. and CNG_Group1 consists of CNG1 and CNG4. weight of edge lemma1-&gt;CNG_group1 will be 8(since 6+2)</text:p>
        </text:list-item>
        <text:list-item>
          <text:p text:style-name="P21">GraphUpdate.sql is used for this</text:p>
        </text:list-item>
        <text:list-item>
          <text:p text:style-name="P27">There are a total of 6,77,62,647 entries </text:p>
          <text:p text:style-name="P21"/>
        </text:list-item>
      </text:list>
      <text:p text:style-name="P7"/>
      <text:p text:style-name="P7">In order to establish relationships between diffrent words we sample sub-graphs from our main graph. We call them Metapaths. We create metapaths of size 2,3 and 4. as if we go beyond this computation is too expensive.</text:p>
      <text:p text:style-name="P7"/>
      <text:p text:style-name="P22">A metapath can consist any nodes in its path but, in order to reduce computation we use metapths with the most informaiton. We use a metapath with External nodes as and Lemma, CNG or Word but internal nodes only as CNG’s or CNG_Groups as they are the Morphological class and contain information on relation betwwen words in a scentence.</text:p>
      <text:p text:style-name="P22">So External Nodes are : Lemma, CNG and Word and Internal Nodes can be any of the distinct CNG’s or CNG_Groups.</text:p>
      <text:p text:style-name="P22"/>
      <text:p text:style-name="P22">We will first build the skeleton of the Metapaths and then we will substitue some sample values to get the most useful metapaths.</text:p>
      <text:p text:style-name="P22"><text:s/>To build the skeleton of the Metapaths :</text:p>
      <text:list xml:id="list4289971355491571322" text:style-name="L5">
        <text:list-item>
          <text:p text:style-name="P23">We use the file MetapathsGeneration.ipynb to generate the metapaths</text:p>
        </text:list-item>
        <text:list-item>
          <text:p text:style-name="P24">We use strings ‘Lemma’, ‘CNG’, ‘Word’ as External nodes so that when we sub<text:span text:style-name="T4">s</text:span>titue values in metapath skeletons <text:span text:style-name="T4">they are easy to replace.</text:span></text:p>
        </text:list-item>
        <text:list-item>
          <text:p text:style-name="P28">Metapath2 has 9 types</text:p>
        </text:list-item>
        <text:list-item>
          <text:p text:style-name="P28">Metapath3 has 4,204 types</text:p>
        </text:list-item>
        <text:list-item>
          <text:p text:style-name="P28">Metapath4 has 19,62,802 types</text:p>
        </text:list-item>
      </text:list>
      <text:p text:style-name="P26"/>
      <text:p text:style-name="P30">We want to use Metapaths as features <text:span text:style-name="T5">to show r</text:span>elation <text:span text:style-name="T5">between</text:span> 2 words <text:span text:style-name="T5">in a scentence</text:span>, <text:span text:style-name="T8">as it can be used recursively.</text:span></text:p>
      <text:p text:style-name="P30"/>
      <text:p text:style-name="P30"><text:span text:style-name="T8">S</text:span>o we sample 10,000 unique word <text:span text:style-name="T8">word edges</text:span> <text:span text:style-name="T5">with their weights and 1000 word word edges with 0 weight, </text:span>from wh<text:span text:style-name="T5">ic</text:span>h we will <text:span text:style-name="T5">calculae the probabilty of going from externalnode1 to externalnode2 via all the Skeleton metapaths we defined</text:span>. <text:s/><text:span text:style-name="T5">i.e. 11,000 rows * (9+4204+1962802)columns.</text:span></text:p>
      <text:p text:style-name="P30"/>
      <text:p text:style-name="P31">A word contains both lemma and CNG so we get all the information we need <text:span text:style-name="T8">to follow the m</text:span>etapaths <text:span text:style-name="T8">we defined as external nodes could be Lemma,CNG or Word.</text:span></text:p>
      <text:p text:style-name="P29"><text:span text:style-name="T5">Probabilty of using a </text:span>Metapaths <text:span text:style-name="T5">is determined by </text:span>Bigram Probabilty. <text:s/></text:p>
      <text:p text:style-name="P29">P<text:span text:style-name="T8">(A,B)</text:span> = Co-occuranec(A,B)/Count(A). </text:p>
      <text:p text:style-name="P39">Count(A) = Number of distinct scentences in which A occurs</text:p>
      <text:p text:style-name="P39"/>
      <text:p text:style-name="P33">Example:</text:p>
      <text:p text:style-name="P33">if metapath is Word&gt;CNG4-&gt;CNG_group7-&gt;<text:span text:style-name="T8">Lemma</text:span></text:p>
      <text:p text:style-name="P34">And word word pair is say, Lakshmanath Ramasya</text:p>
      <text:p text:style-name="P35"><text:span text:style-name="T5">Score/Probabilty = <text:s/></text:span><text:span text:style-name="T6"><text:s/></text:span><text:span text:style-name="T7">P(Lakshmanath,CNG4)*P(CNG4, CNG_group7)*P(CNG_group7, Rama)</text:span></text:p>
      <text:p text:style-name="P35"><text:soft-page-break/><text:span text:style-name="T6">where Rama is Lemma for Ramasya</text:span></text:p>
      <text:p text:style-name="P31"/>
      <text:p text:style-name="P29"><text:span text:style-name="T5">Our labels for a sample will be the Metapath2 between Word and Word. </text:span></text:p>
      <text:p text:style-name="P31"/>
      <text:p text:style-name="P31">We do this in a series of steps as follows:</text:p>
      <text:list xml:id="list1935394579880141848" text:style-name="L6">
        <text:list-item>
          <text:p text:style-name="P32">We create a table with only word word edges so that we can sample 10,000 values from it</text:p>
        </text:list-item>
        <text:list-item>
          <text:p text:style-name="P32">The file GraphUpdate.sql contains code for this</text:p>
        </text:list-item>
        <text:list-item>
          <text:p text:style-name="P37">WordGraph contains 16069844 entiries</text:p>
        </text:list-item>
        <text:list-item>
          <text:p text:style-name="P36">Take a sample of 10,000 pairs of word word edges, while making sure we get a good representative sample</text:p>
        </text:list-item>
        <text:list-item>
          <text:p text:style-name="P36">this is done by Sampling.ipynb</text:p>
        </text:list-item>
        <text:list-item>
          <text:p text:style-name="P38">The next step is to sample 1,000 word -&gt;word edges with zero weights and we make sure that the words in these 1,000 samlples are from the 10,000 samples we selected before otherwise these samples will be meaningless</text:p>
        </text:list-item>
        <text:list-item>
          <text:p text:style-name="P38">To calcute Bigram probabilty/score we have the numerator but we need to denomiators, which is count.</text:p>
        </text:list-item>
        <text:list-item>
          <text:p text:style-name="P38">We find the denominators by using Denominators.ipynb</text:p>
        </text:list-item>
        <text:list-item>
          <text:p text:style-name="P40">Then we find the score for 11,000 samples in each metapath. Which are our features</text:p>
        </text:list-item>
        <text:list-item>
          <text:p text:style-name="P40">This is done using FeaturesMetapath.ipynb</text:p>
        </text:list-item>
      </text:list>
      <text:p text:style-name="P41"/>
      <text:p text:style-name="P41"/>
      <text:p text:style-name="P41">Now from (9<text:span text:style-name="T5">+4204+1962802</text:span>) metapaths we have we select 1 Lakh metapaths as by finding the number of unique scores for a metapath and selecting the metapaths with maximum unique values</text:p>
      <text:p text:style-name="P41"/>
      <text:p text:style-name="P41">Further we reduce the size to 20,000 by finding correlations of each vector of size 11,000 of metapaths with our label i.e. word-&gt;word metapath</text:p>
      <text:p text:style-name="P42"/>
      <text:p text:style-name="P43">Then we use mutual information regression to extract the best metapaths from the 20,000</text:p>
      <text:p text:style-name="P41"/>
      <text:p text:style-name="P26"/>
      <text:p text:style-name="P26"/>
      <text:p text:style-name="P25"/>
      <text:p text:style-name="P25"/>
      <text:p text:style-name="P22"/>
      <text:p text:style-name="P22"/>
      <text:p text:style-name="P22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21:13:17.479388878</meta:creation-date>
    <dc:date>2017-12-28T01:28:49.588664476</dc:date>
    <meta:editing-duration>PT35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74" meta:word-count="1172" meta:character-count="6704" meta:non-whitespace-character-count="5626"/>
  </office:meta>
</office:document-meta>
</file>